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shapes>
          <draw:frame draw:z-index="1" draw:id="id0" draw:style-name="a0" draw:name="Диаграмма 1" svg:x="0.061in" svg:y="0.7614in" svg:width="6.2988in" svg:height="3.542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Кол-во символов</text:p>
          </table:table-cell>
          <table:table-cell office:value-type="float" office:value="3000" table:style-name="ce1">
            <text:p>3000</text:p>
          </table:table-cell>
          <table:table-cell office:value-type="float" office:value="6000" table:style-name="ce1">
            <text:p>6000</text:p>
          </table:table-cell>
          <table:table-cell office:value-type="float" office:value="9000" table:style-name="ce1">
            <text:p>9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оследовательный</text:p>
          </table:table-cell>
          <table:table-cell office:value-type="float" office:value="6.5" table:style-name="ce1">
            <text:p>6,5</text:p>
          </table:table-cell>
          <table:table-cell office:value-type="float" office:value="13.2" table:style-name="ce1">
            <text:p>13,2</text:p>
          </table:table-cell>
          <table:table-cell office:value-type="float" office:value="19.899999999999999" table:style-name="ce1">
            <text:p>19,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Рабина</text:p>
          </table:table-cell>
          <table:table-cell office:value-type="float" office:value="2.6" table:style-name="ce1">
            <text:p>2,6</text:p>
          </table:table-cell>
          <table:table-cell office:value-type="float" office:value="5.4" table:style-name="ce1">
            <text:p>5,4</text:p>
          </table:table-cell>
          <table:table-cell office:value-type="float" office:value="8.3000000000000007" table:style-name="ce1">
            <text:p>8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нут-Прас-Моррис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13.4" table:style-name="ce1">
            <text:p>13,4</text:p>
          </table:table-cell>
          <table:table-cell table:number-columns-repeated="16380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3"/>
          <table:table-cell table:number-columns-repeated="1637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2"/>
          <table:table-cell table:number-columns-repeated="16378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Тихон Хохлов</dc:creator>
    <meta:creation-date>2023-03-11T14:58:24Z</meta:creation-date>
    <dc:date>2023-03-18T14:05:48Z</dc:date>
    <meta:editing-cycles>4</meta:editing-cycles>
    <meta:editing-duration>PT105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Зависимость времени работы алгоритмов поиска подстроки от количества символов в строке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Время, μс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Кол-во символов в строке, шт.</text:p>
            </chart:title>
            <chart:categories table:cell-range-address="Лист1.$B$1:.$D$1"/>
          </chart:axis>
          <chart:series chart:label-cell-address="Лист1.$A$2" chart:values-cell-range-address="Лист1.$B$2:.$D$2" chart:class="chart:line" chart:attached-axis="primary-y" chart:style-name="G0S1">
            <chart:data-point chart:repeated="3"/>
          </chart:series>
          <chart:series chart:label-cell-address="Лист1.$A$3" chart:values-cell-range-address="Лист1.$B$3:.$D$3" chart:class="chart:line" chart:attached-axis="primary-y" chart:style-name="G0S2">
            <chart:data-point chart:repeated="3"/>
          </chart:series>
          <chart:series chart:label-cell-address="Лист1.$A$4" chart:values-cell-range-address="Лист1.$B$4:.$D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